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7.211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5.889cm" fo:min-width="0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6.737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3.179cm" fo:min-width="0cm"/>
    </style:style>
    <style:style style:name="gr11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3.814cm" fo:min-width="0cm"/>
    </style:style>
    <style:style style:name="gr12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0.512cm" fo:min-width="0cm"/>
    </style:style>
    <style:style style:name="gr13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0.512cm" fo:min-width="0cm"/>
    </style:style>
    <style:style style:name="gr1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4" draw:id="id4" draw:layer="layout" svg:width="7.331cm" svg:height="7.461cm" svg:x="2.016cm" svg:y="5.445cm">
          <draw:text-box>
            <text:p text:style-name="P5"><text:span text:style-name="T4">GiaInOffsetGiaCong</text:span></text:p>
            <text:list text:style-name="L1">
              <text:list-item>
                <text:p><text:span text:style-name="T1">TenGia</text:span></text:p>
              </text:list-item>
              <text:list-item>
                <text:p><text:span text:style-name="T1">DienGiai (string)</text:span></text:p>
              </text:list-item>
              <text:list-item>
                <text:p><text:span text:style-name="T1">NhaIn</text:span></text:p>
              </text:list-item>
              <text:list-item>
                <text:p><text:span text:style-name="T1">MayIn</text:span></text:p>
              </text:list-item>
              <text:list-item>
                <text:p><text:span text:style-name="T1">DoiMayIn</text:span></text:p>
              </text:list-item>
              <text:list-item>
                <text:p><text:span text:style-name="T1">DonGiaBai</text:span></text:p>
              </text:list-item>
              <text:list-item>
                <text:p><text:span text:style-name="T1">SoToChayBuHao</text:span></text:p>
              </text:list-item>
              <text:list-item>
                <text:p><text:span text:style-name="T1">SoLuongBaoIn</text:span></text:p>
              </text:list-item>
              <text:list-item>
                <text:p><text:span text:style-name="T1">DonGiaVuot</text:span></text:p>
              </text:list-item>
              <text:list-item>
                <text:p><text:span text:style-name="T1">DonViTinh</text:span></text:p>
              </text:list-item>
              <text:list-item>
                <text:p><text:span text:style-name="T1">BaoGomKem</text:span></text:p>
              </text:list-item>
              <text:list-item>
                <text:p><text:span text:style-name="T1">ThongTinLienHe</text:span></text:p>
              </text:list-item>
              <text:list-item>
                <text:p><text:span text:style-name="T1">ThuTuSapXep</text:span></text:p>
              </text:list-item>
            </text:list>
            <text:p><text:span text:style-name="T1"/></text:p>
          </draw:text-box>
        </draw:frame>
        <draw:frame draw:style-name="gr6" draw:text-style-name="P7" xml:id="id5" draw:id="id5" draw:layer="layout" svg:width="4.318cm" svg:height="3.495cm" svg:x="15.224cm" svg:y="4.363cm">
          <draw:text-box>
            <text:p><text:span text:style-name="T5">NhaIn</text:span></text:p>
            <text:list text:style-name="L1">
              <text:list-item>
                <text:p text:style-name="P5"><text:span text:style-name="T6">TenNhaIn</text:span></text:p>
              </text:list-item>
              <text:list-item>
                <text:p text:style-name="P5"><text:span text:style-name="T6">DiaChi</text:span></text:p>
              </text:list-item>
              <text:list-item>
                <text:p text:style-name="P5"><text:span text:style-name="T6">DienThoai</text:span></text:p>
              </text:list-item>
              <text:list-item>
                <text:p><text:span text:style-name="T1">LienHe</text:span></text:p>
              </text:list-item>
            </text:list>
            <text:p><text:span text:style-name="T1"/></text:p>
          </draw:text-box>
        </draw:frame>
        <draw:frame draw:style-name="gr7" draw:text-style-name="P7" xml:id="id3" draw:id="id3" draw:layer="layout" svg:width="5.62cm" svg:height="6.139cm" svg:x="14.97cm" svg:y="10.017cm">
          <draw:text-box>
            <text:p><text:span text:style-name="T5">MayInOffset</text:span></text:p>
            <text:list text:style-name="L1">
              <text:list-item>
                <text:p text:style-name="P5"><text:span text:style-name="T6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KhoInToDaRong</text:span></text:p>
              </text:list-item>
              <text:list-item>
                <text:p><text:span text:style-name="T1">KhoInToiDaDai</text:span></text:p>
              </text:list-item>
              <text:list-item>
                <text:p><text:span text:style-name="T1">KhoInToiThieuRong</text:span></text:p>
              </text:list-item>
              <text:list-item>
                <text:p><text:span text:style-name="T1">KhoInToiThieuDai</text:span></text:p>
              </text:list-item>
              <text:list-item>
                <text:p><text:span text:style-name="T1">TocDoToGio</text:span></text:p>
              </text:list-item>
              <text:list-item>
                <text:p><text:span text:style-name="T1">SoMauIn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>HangSanXuat</text:span></text:p>
              </text:list-item>
            </text:list>
            <text:p><text:span text:style-name="T1"/></text:p>
          </draw:text-box>
        </draw:frame>
        <draw:frame draw:style-name="gr8" draw:text-style-name="P6" xml:id="id1" draw:id="id1" draw:layer="layout" svg:width="7.493cm" svg:height="6.987cm" svg:x="12.684cm" svg:y="17.637cm">
          <draw:text-box>
            <text:p text:style-name="P5"><text:span text:style-name="T4">BaiInOffset</text:span></text:p>
            <text:list text:style-name="L1">
              <text:list-item>
                <text:p><text:span text:style-name="T1">Id</text:span></text:p>
              </text:list-item>
              <text:list-item>
                <text:p><text:span text:style-name="T1">TenBaiIn</text:span></text:p>
              </text:list-item>
              <text:list-item>
                <text:p><text:span text:style-name="T1">DienGiai</text:span></text:p>
              </text:list-item>
              <text:list-item>
                <text:p><text:span text:style-name="T1">IdBangGia</text:span></text:p>
              </text:list-item>
              <text:list-item>
                <text:p><text:span text:style-name="T1">SoKem (int)</text:span></text:p>
              </text:list-item>
              <text:list-item>
                <text:p><text:span text:style-name="T1">KieuInOffset</text:span></text:p>
              </text:list-item>
              <text:list-item>
                <text:p><text:span text:style-name="T1">SoToChayBuHaoThucCan</text:span></text:p>
              </text:list-item>
              <text:list-item>
                <text:p><text:span text:style-name="T1">TenGiay</text:span></text:p>
              </text:list-item>
              <text:list-item>
                <text:p><text:span text:style-name="T1">DonGiaGiay</text:span></text:p>
              </text:list-item>
              <text:list-item>
                <text:p><text:span text:style-name="T1">SoLuongTo</text:span></text:p>
              </text:list-item>
              <text:list-item>
                <text:p><text:span text:style-name="T1">GiayDaGomLoiNhuan (bool)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connector draw:style-name="gr9" draw:text-style-name="P8" draw:layer="layout" svg:x1="12.684cm" svg:y1="21.13cm" svg:x2="9.509cm" svg:y2="15.414cm" draw:start-shape="id1" draw:start-glue-point="3" draw:end-shape="id2" svg:d="M12684 21130h-1587v-5716h-1588" svg:viewBox="0 0 3176 5717">
          <text:p/>
        </draw:connector>
        <draw:connector draw:style-name="gr9" draw:text-style-name="P8" draw:layer="layout" svg:x1="14.97cm" svg:y1="13.086cm" svg:x2="9.347cm" svg:y2="9.175cm" draw:start-shape="id3" draw:start-glue-point="3" draw:end-shape="id4" svg:d="M14970 13086h-2811v-3911h-2812" svg:viewBox="0 0 5624 3912">
          <text:p/>
        </draw:connector>
        <draw:connector draw:style-name="gr9" draw:text-style-name="P8" draw:layer="layout" svg:x1="15.224cm" svg:y1="6.11cm" svg:x2="9.347cm" svg:y2="9.175cm" draw:start-shape="id5" draw:start-glue-point="3" draw:end-shape="id4" draw:end-glue-point="1" svg:d="M15224 6110h-2938v3065h-2939" svg:viewBox="0 0 5878 3066">
          <text:p/>
        </draw:connector>
        <draw:frame draw:style-name="gr10" draw:text-style-name="P6" xml:id="id2" draw:id="id2" draw:layer="layout" svg:width="7.493cm" svg:height="3.429cm" svg:x="2.016cm" svg:y="13.7cm">
          <draw:text-box>
            <text:p text:style-name="P5"><text:span text:style-name="T4">TinhGiaInOffset</text:span></text:p>
            <text:list text:style-name="L1">
              <text:list-item>
                <text:p><text:span text:style-name="T1">ChiPhiBaiInOffsetBaoGom</text:span></text:p>
              </text:list-item>
              <text:list-item>
                <text:p><text:span text:style-name="T1">MucLoiNhuanBaiIn</text:span></text:p>
              </text:list-item>
              <text:list-item>
                <text:p><text:span text:style-name="T1">MucLoiNhuanGiay</text:span></text:p>
              </text:list-item>
            </text:list>
            <text:p><text:span text:style-name="T1"/></text:p>
          </draw:text-box>
        </draw:frame>
        <draw:frame draw:style-name="gr11" draw:text-style-name="P6" draw:layer="layout" svg:width="7.493cm" svg:height="4.064cm" svg:x="4.302cm" svg:y="22.717cm">
          <draw:text-box>
            <text:p text:style-name="P5"><text:span text:style-name="T4">GiayChoBaiInOffset</text:span></text:p>
            <text:list text:style-name="L1">
              <text:list-item>
                <text:p><text:span text:style-name="T1">TenGiay</text:span></text:p>
              </text:list-item>
              <text:list-item>
                <text:p><text:span text:style-name="T1">KhoGiay</text:span></text:p>
              </text:list-item>
              <text:list-item>
                <text:p><text:span text:style-name="T1">DonGia</text:span></text:p>
              </text:list-item>
              <text:list-item>
                <text:p><text:span text:style-name="T1">SoLuong</text:span></text:p>
              </text:list-item>
            </text:list>
            <text:p><text:span text:style-name="T1"/></text:p>
          </draw:text-box>
        </draw:frame>
        <draw:frame draw:style-name="gr12" draw:text-style-name="P6" xml:id="id6" draw:id="id6" draw:layer="layout" svg:width="7.493cm" svg:height="1.773cm" svg:x="2.397cm" svg:y="17.764cm">
          <draw:text-box>
            <text:p text:style-name="P5"><text:span text:style-name="T4">GiaBanThanhPham</text:span></text:p>
            <text:list text:style-name="L1"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frame draw:style-name="gr13" draw:text-style-name="P6" xml:id="id7" draw:id="id7" draw:layer="layout" svg:width="7.493cm" svg:height="1.773cm" svg:x="1.254cm" svg:y="19.923cm">
          <draw:text-box>
            <text:p text:style-name="P5"><text:span text:style-name="T4">GiaBanCanPhu</text:span></text:p>
            <text:list text:style-name="L1"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connector draw:style-name="gr14" draw:text-style-name="P1" draw:layer="layout" svg:x1="9.89cm" svg:y1="18.65cm" svg:x2="9.509cm" svg:y2="15.414cm" draw:start-shape="id6" draw:start-glue-point="1" draw:end-shape="id2" draw:end-glue-point="1" svg:d="M9890 18650h501v-3236h-882" svg:viewBox="0 0 883 3237">
          <text:p/>
        </draw:connector>
        <draw:connector draw:style-name="gr14" draw:text-style-name="P1" draw:layer="layout" svg:x1="1.254cm" svg:y1="20.809cm" svg:x2="2.016cm" svg:y2="15.414cm" draw:start-shape="id7" draw:start-glue-point="3" draw:end-shape="id2" draw:end-glue-point="3" svg:d="M1254 20809h-501v-5395h1263" svg:viewBox="0 0 1264 5396">
          <text:p/>
        </draw:connector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0-01T23:24:34.577000000</dc:date>
    <meta:editing-duration>PT3H55M22S</meta:editing-duration>
    <meta:editing-cycles>58</meta:editing-cycles>
    <meta:document-statistic meta:object-count="19"/>
  </office:meta>
</office:document-meta>
</file>